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31f25" draw:fill="solid" draw:fill-color="#931f25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7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1.583cm"/>
    </style:style>
    <style:style style:name="gr5" style:family="graphic" style:parent-style-name="standard">
      <style:graphic-properties draw:stroke="none" draw:fill="none" fo:min-height="4.35cm"/>
    </style:style>
    <style:style style:name="gr6" style:family="graphic" style:parent-style-name="standard">
      <style:graphic-properties draw:stroke="none" draw:fill="none" fo:min-height="7.261cm"/>
    </style:style>
    <style:style style:name="gr7" style:family="graphic" style:parent-style-name="standard">
      <style:graphic-properties draw:stroke="none" draw:fill="none" fo:min-height="2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4pt" fo:text-shadow="none" style:text-underline-style="none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language="fr" fo:country="FR"/>
    </style:style>
    <style:style style:name="P5" style:family="paragraph">
      <style:text-properties fo:color="#ffffff" fo:font-size="43pt" fo:text-shadow="none" style:text-underline-style="none" fo:font-weight="bold" style:font-size-asian="43pt" style:font-weight-asian="bold" style:font-size-complex="43pt" style:font-weight-complex="bold"/>
    </style:style>
    <style:style style:name="P6" style:family="paragraph">
      <style:paragraph-properties fo:text-align="start"/>
    </style:style>
    <style:style style:name="T1" style:family="text">
      <style:text-properties fo:color="#ffffff" fo:font-size="44pt" fo:language="fr" fo:country="FR" fo:text-shadow="none" style:text-underline-style="none" fo:font-weight="bold" style:font-size-asian="44pt" style:font-weight-asian="bold" style:font-size-complex="44pt" style:font-weight-complex="bold"/>
    </style:style>
    <style:style style:name="T2" style:family="text">
      <style:text-properties fo:color="#931f25" style:font-name="Liberation Sans1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ff" fo:font-size="43pt" fo:language="fr" fo:country="FR" fo:text-shadow="none" style:text-underline-style="none" fo:font-weight="bold" style:font-size-asian="43pt" style:font-weight-asian="bold" style:font-size-complex="43pt" style:font-weight-complex="bold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6" style:family="text">
      <style:text-properties fo:font-size="15pt" fo:language="fr" fo:country="FR" fo:font-weight="normal" style:font-size-asian="15pt" style:font-weight-asian="normal" style:font-size-complex="15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><text:span text:style-name="T1">Qu'est-ce que Cordova ?</text:span></text:p>
          </draw:text-box>
        </draw:frame>
        <draw:frame draw:style-name="gr2" draw:text-style-name="P3" draw:layer="layout" svg:width="24.2cm" svg:height="10.667cm" svg:x="2cm" svg:y="7.2cm">
          <draw:text-box>
            <text:p text:style-name="P3"><text:span text:style-name="T2">Cordova est un outil permettant de développer facilement des applications mobiles sur les principaux systèmes d’exploitations mobiles (iOS et Android).</text:span></text:p>
            <text:p text:style-name="P3"><text:span text:style-name="T2"/></text:p>
            <text:p text:style-name="P3"><text:span text:style-name="T2">Il est facile d’utilisation car il nécessite uniquement des connaissances en HTML, CSS et Javascript pour être manipulé.</text:span></text:p>
            <text:p text:style-name="P3"><text:span text:style-name="T2"/></text:p>
            <text:p text:style-name="P3"><text:span text:style-name="T2">L’outil embarque des manières de simuler facilement sur iOS et Android, ce qui simplifie le test des applications.</text:span></text:p>
            <text:p text:style-name="P3"><text:span text:style-name="T2"/></text:p>
            <text:p text:style-name="P3"><text:span text:style-name="T2">L’utilisation de la console est mise en avant avec Cordova ce qui offre une mise en abyme pour les débutants.</text:span></text:p>
          </draw:text-box>
        </draw:frame>
        <presentation:notes draw:style-name="dp2">
          <draw:page-thumbnail draw:style-name="gr3" draw:layer="layout" svg:width="14.848cm" svg:height="11.136cm" svg:x="3.2cm" svg:y="-0.136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7.2cm" svg:height="3.506cm" svg:x="0.2cm" svg:y="0.837cm" presentation:class="title" presentation:user-transformed="true">
          <draw:text-box>
            <text:p><text:span text:style-name="T3">Qu'est-ce que je pense de Cordova ?</text:span></text:p>
          </draw:text-box>
        </draw:frame>
        <draw:frame draw:style-name="gr4" draw:text-style-name="P1" draw:layer="layout" svg:width="12cm" svg:height="11.833cm" svg:x="14cm" svg:y="7.3cm">
          <draw:text-box>
            <text:p text:style-name="P1"><text:span text:style-name="T4">Paul</text:span></text:p>
            <text:p text:style-name="P1"><text:span text:style-name="T4"/></text:p>
            <text:p text:style-name="P6"><text:span text:style-name="T5">Cordova est pour moi une bonne solution pour développer facilement sur mobile, par contre je trouve qu’au niveau du débug, ce n’est pas simple d’utilisation. C’est lourd de devoir compiler à chaque fois qu’on veut intégrer quelques console.log dans le code.</text:span></text:p>
            <text:p text:style-name="P6"><text:span text:style-name="T5"/></text:p>
            <text:p text:style-name="P6"><text:span text:style-name="T5">La partie HTML/CSS simplifie quand même le tout, c’est difficile de se lancer, mais une fois que c’est le cas la moindre modification est rapide et simple.</text:span></text:p>
            <text:p text:style-name="P6"><text:span text:style-name="T5"/></text:p>
            <text:p text:style-name="P6"><text:span text:style-name="T5">La compatibilité multiplatforme et la documentation sont des bons points.</text:span></text:p>
            <text:p text:style-name="P6"><text:span text:style-name="T5">J’en garde une bonne expérience malgré les quelques problèmes cités au dessus.</text:span></text:p>
          </draw:text-box>
        </draw:frame>
        <draw:frame draw:style-name="gr5" draw:text-style-name="P1" draw:layer="layout" svg:width="10.6cm" svg:height="8.24cm" svg:x="2cm" svg:y="7.3cm">
          <draw:text-box>
            <text:p text:style-name="P1"><text:span text:style-name="T4">Mathieu</text:span></text:p>
            <text:p text:style-name="P1"><text:span text:style-name="T4"/></text:p>
            <text:p text:style-name="P6"><text:span text:style-name="T6">Cordova est assez simple d'utilisation et de prise en main puisqu'il suffit de connaître le Javascript pour la mise en place des plugins.</text:span></text:p>
            <text:p text:style-name="P6"><text:span text:style-name="T6"/></text:p>
            <text:p text:style-name="P6"><text:span text:style-name="T6">La documentation est cependant moyenne dans l'organisation, on se retrouve très souvent sur l'ancienne doc, et certains contenus sont en fraçais, d'autres non.</text:span></text:p>
            <text:p text:style-name="P6"><text:span text:style-name="T6"><text:s/></text:span><text:span text:style-name="T6">Les exemples sont en revanche très bien présenté.</text:span></text:p>
          </draw:text-box>
        </draw:frame>
        <presentation:notes draw:style-name="dp2">
          <draw:page-thumbnail draw:style-name="gr3" draw:layer="layout" svg:width="14.848cm" svg:height="11.136cm" svg:x="3.2cm" svg:y="-0.136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7.2cm" svg:height="3.506cm" svg:x="0.2cm" svg:y="0.837cm" presentation:class="title" presentation:user-transformed="true">
          <draw:text-box>
            <text:p><text:span text:style-name="T3">Qu'est-ce que je pense de Cordova ?</text:span></text:p>
          </draw:text-box>
        </draw:frame>
        <draw:frame draw:style-name="gr6" draw:text-style-name="P1" draw:layer="layout" svg:width="10cm" svg:height="7.511cm" svg:x="2cm" svg:y="7.3cm">
          <draw:text-box>
            <text:p text:style-name="P1"><text:span text:style-name="T4">Jordan</text:span></text:p>
            <text:p text:style-name="P1"><text:span text:style-name="T4"/></text:p>
            <text:p text:style-name="P6"><text:span text:style-name="T5">Je trouve que Cordova est bien pratique, cependant développer une application avec c'est vraiment compliqué avec toutes les dépendances des SDK.</text:span></text:p>
          </draw:text-box>
        </draw:frame>
        <draw:frame draw:style-name="gr7" draw:text-style-name="P1" draw:layer="layout" svg:width="12cm" svg:height="8.023cm" svg:x="14cm" svg:y="7.3cm">
          <draw:text-box>
            <text:p text:style-name="P1"><text:span text:style-name="T4">Titouan</text:span></text:p>
            <text:p text:style-name="P1"><text:span text:style-name="T4"/></text:p>
            <text:p text:style-name="P6"><text:span text:style-name="T7">Très facile d'accès pour un developpeur web. Il faut cependant faire de la veille sur les utilités et défaut d'une application hybride (notamment en terme de performances de limitations technique).</text:span></text:p>
            <text:p text:style-name="P6"><text:span text:style-name="T7"/></text:p>
            <text:p text:style-name="P6"><text:span text:style-name="T7">C'est un bon moyen, mais pour builder une application de haute envergure, ne pas hésiter, encore une fois, si nécessaire, à utiliser les frameworks tel que Ionic.</text:span></text:p>
          </draw:text-box>
        </draw:frame>
        <presentation:notes draw:style-name="dp2">
          <draw:page-thumbnail draw:style-name="gr3" draw:layer="layout" svg:width="14.848cm" svg:height="11.136cm" svg:x="3.2cm" svg:y="-0.136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06:41.536146009</meta:creation-date>
    <dc:date>2016-04-26T20:19:06.296113265</dc:date>
    <meta:editing-duration>PT4H39M13S</meta:editing-duration>
    <meta:editing-cycles>33</meta:editing-cycles>
    <meta:generator>LibreOffice/4.2.8.2$Linux_X86_64 LibreOffice_project/420m0$Build-2</meta:generator>
    <meta:document-statistic meta:object-count="38"/>
  </office:meta>
</office:document-meta>
</file>